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padding="0.049cm" fo:border="0.002cm solid #d9d9e3"/>
    </style:style>
    <style:style style:name="P2" style:family="paragraph" style:parent-style-name="Text_20_body">
      <style:paragraph-properties fo:padding="0.049cm" fo:border="0.002cm solid #d9d9e3"/>
    </style:style>
    <style:style style:name="P3" style:family="paragraph" style:parent-style-name="Text_20_body" style:list-style-name="L1">
      <style:paragraph-properties fo:padding="0.049cm" fo:border="0.002cm solid #d9d9e3"/>
    </style:style>
    <style:style style:name="P4" style:family="paragraph" style:parent-style-name="Text_20_body" style:list-style-name="L2">
      <style:paragraph-properties fo:padding="0.049cm" fo:border="0.002cm solid #d9d9e3"/>
    </style:style>
    <style:style style:name="P5" style:family="paragraph" style:parent-style-name="Text_20_body" style:list-style-name="L3">
      <style:paragraph-properties fo:padding="0.049cm" fo:border="0.002cm solid #d9d9e3"/>
    </style:style>
    <style:style style:name="P6" style:family="paragraph" style:parent-style-name="Text_20_body" style:list-style-name="L4">
      <style:paragraph-properties fo:padding="0.049cm" fo:border="0.002cm solid #d9d9e3"/>
    </style:style>
    <style:style style:name="P7" style:family="paragraph" style:parent-style-name="Text_20_body" style:list-style-name="L5">
      <style:paragraph-properties fo:padding="0.049cm" fo:border="0.002cm solid #d9d9e3"/>
    </style:style>
    <style:style style:name="P8" style:family="paragraph" style:parent-style-name="Text_20_body" style:list-style-name="L6">
      <style:paragraph-properties fo:padding="0.049cm" fo:border="0.002cm solid #d9d9e3"/>
    </style:style>
    <style:style style:name="P9" style:family="paragraph" style:parent-style-name="Text_20_body" style:list-style-name="L7">
      <style:paragraph-properties fo:padding="0.049cm" fo:border="0.002cm solid #d9d9e3"/>
    </style:style>
    <style:style style:name="P10" style:family="paragraph" style:parent-style-name="Text_20_body" style:list-style-name="L2">
      <style:paragraph-properties fo:margin-top="0cm" fo:margin-bottom="0cm" fo:padding="0.049cm" fo:border="0.002cm solid #d9d9e3"/>
    </style:style>
    <style:style style:name="P11" style:family="paragraph" style:parent-style-name="Text_20_body" style:list-style-name="L7">
      <style:paragraph-properties fo:margin-top="0cm" fo:margin-bottom="0cm" fo:padding="0.049cm" fo:border="0.002cm solid #d9d9e3"/>
    </style:style>
    <style:style style:name="P12" style:family="paragraph" style:parent-style-name="Text_20_body">
      <style:paragraph-properties fo:break-before="page" fo:padding="0.049cm" fo:border="0.002cm solid #d9d9e3"/>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text:start-value="4">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text:start-value="5">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eronder vindt u de uitgebreide stappen om de "Deelnemer Status" feature in C# voor een desktop software project te implementeren:</text:p>
      <text:list xml:id="list4895265702617274236" text:style-name="L1">
        <text:list-item>
          <text:p text:style-name="P3">GUI</text:p>
        </text:list-item>
      </text:list>
      <text:p text:style-name="P1">a. Maak een nieuw venster of dialoogvenster in uw project en voeg de volgende elementen toe:</text:p>
      <text:list xml:id="list3986163602209539499" text:style-name="L2">
        <text:list-item>
          <text:p text:style-name="P10">Dropdownlist voor de persoon</text:p>
        </text:list-item>
        <text:list-item>
          <text:p text:style-name="P10">Dropdownlist voor de activiteit</text:p>
        </text:list-item>
        <text:list-item>
          <text:p text:style-name="P10">Dropdownlist voor het project</text:p>
        </text:list-item>
        <text:list-item>
          <text:p text:style-name="P10">Checkbox voor de Advent of Code-deelname</text:p>
        </text:list-item>
        <text:list-item>
          <text:p text:style-name="P10">Textveld voor notities</text:p>
        </text:list-item>
        <text:list-item>
          <text:p text:style-name="P10">Knop om nieuwe activiteiten toe te voegen</text:p>
        </text:list-item>
        <text:list-item>
          <text:p text:style-name="P10">Knop om nieuwe projecten toe te voegen</text:p>
        </text:list-item>
        <text:list-item>
          <text:p text:style-name="P10">Twee overzichtspagina's in tabelvorm, één voor alle personen en één voor één specifieke persoon</text:p>
        </text:list-item>
        <text:list-item>
          <text:p text:style-name="P4">Knop om gegevens te exporteren naar een CSV-bestand</text:p>
        </text:list-item>
      </text:list>
      <text:p text:style-name="P1">b. Ontwerp de GUI om de gebruiker te helpen de juiste informatie in te voeren en de gegevens gemakkelijk te bekijken.</text:p>
      <text:list xml:id="list4969659737061083655" text:style-name="L3">
        <text:list-item>
          <text:p text:style-name="P5">Datastructuur</text:p>
        </text:list-item>
      </text:list>
      <text:p text:style-name="P1">a. Maak een nieuwe klasse genaamd "Participant" om de informatie van elke deelnemer op te slaan, inclusief de maand, de naam van de persoon, de activiteit, het project, of ze deelnemen aan Advent of Code en eventuele notities.</text:p>
      <text:p text:style-name="P1">b. Maak een nieuwe klasse genaamd "Month" om de informatie van elke maand op te slaan, inclusief een lijst van alle deelnemers en hun bijbehorende informatie.</text:p>
      <text:p text:style-name="P1">c. Gebruik een Class Library en zet daar de klassen/classes in.</text:p>
      <text:list xml:id="list8868633316072698874" text:style-name="L4">
        <text:list-item>
          <text:p text:style-name="P6">Dropdownlists en nieuwe items toevoegen</text:p>
        </text:list-item>
      </text:list>
      <text:p text:style-name="P1">a. Haal de informatie voor de dropdownlists uit een database of bestand.</text:p>
      <text:p text:style-name="P1">b. Vul de dropdownlists met de informatie.</text:p>
      <text:p text:style-name="P1">c. Voeg de mogelijkheid toe om nieuwe activiteiten en projecten toe te voegen door op de knop "nieuw" te klikken en de informatie in te voeren in een nieuw venster of dialoogvenster. Sla de nieuwe informatie op in de database of het bestand.</text:p>
      <text:list xml:id="list6319985852462899917" text:style-name="L5">
        <text:list-item>
          <text:p text:style-name="P7">Overzichtspagina's</text:p>
        </text:list-item>
      </text:list>
      <text:p text:style-name="P1">a. Haal de gegevens voor de overzichtspagina's uit de database of het bestand.</text:p>
      <text:p text:style-name="P1">b. Toon de gegevens in tabelvorm op het scherm.</text:p>
      <text:p text:style-name="P1">c. Voeg een zoekfunctie toe om specifieke personen te vinden.</text:p>
      <text:p text:style-name="P1">d. Voeg sorteeropties toe om de tabel te sorteren op verschillende kolommen.</text:p>
      <text:list xml:id="list8754446815916613776" text:style-name="L6">
        <text:list-item>
          <text:p text:style-name="P8">CSV export</text:p>
        </text:list-item>
      </text:list>
      <text:p text:style-name="P1">a. Voeg een knop toe om gegevens te exporteren naar een CSV-bestand.</text:p>
      <text:p text:style-name="P1">b. Schrijf de gegevens van de overzichtspagina's naar een CSV-bestand.</text:p>
      <text:p text:style-name="P1">c. Stel de gebruiker in staat om het CSV-bestand op te slaan op hun computer.</text:p>
      <text:p text:style-name="P1"/>
      <text:p text:style-name="P12">Samenvatting van documentatie linkjes:</text:p>
      <text:list xml:id="list7696482472810102493" text:style-name="L7">
        <text:list-item>
          <text:p text:style-name="P11">GUI in C#: <text:a xlink:type="simple" xlink:href="https://docs.microsoft.com/en-us/dotnet/desktop/winforms/?view=netdesktop-6.0" office:target-frame-name="_new" xlink:show="replace" text:style-name="Internet_20_link" text:visited-style-name="Visited_20_Internet_20_Link">https://docs.microsoft.com/en-us/dotnet/desktop/winforms/?view=netdesktop-6.0</text:a></text:p>
        </text:list-item>
        <text:list-item>
          <text:p text:style-name="P11">Datastructuur in C#: <text:a xlink:type="simple" xlink:href="https://docs.microsoft.com/en-us/dotnet/csharp/programming-guide/classes-and-structs/" office:target-frame-name="_new" xlink:show="replace" text:style-name="Internet_20_link" text:visited-style-name="Visited_20_Internet_20_Link">https://docs.microsoft.com/en-us/dotnet/csharp/programming-guide/classes-and-structs/</text:a></text:p>
        </text:list-item>
        <text:list-item>
          <text:p text:style-name="P11">Dropdownlists in C#: <text:a xlink:type="simple" xlink:href="https://docs.microsoft.com/en-us/dotnet/desktop/winforms/controls/combobox-control-overview-windows-forms?view=netdesktop-6.0" office:target-frame-name="_new" xlink:show="replace" text:style-name="Internet_20_link" text:visited-style-name="Visited_20_Internet_20_Link">https://docs.microsoft.com/en-us/dotnet/desktop/winforms/controls/combobox-control-overview-windows-forms?view=netdesktop-6.0</text:a></text:p>
        </text:list-item>
        <text:list-item>
          <text:p text:style-name="P11">Databasetoegang in C#: <text:a xlink:type="simple" xlink:href="https://docs.microsoft.com/en-us/dotnet/framework/data/adonet/sql-server-database-programming" office:target-frame-name="_new" xlink:show="replace" text:style-name="Internet_20_link" text:visited-style-name="Visited_20_Internet_20_Link">https://docs.microsoft.com/en-us/dotnet/framework/data/adonet/sql-server-database-programming</text:a></text:p>
        </text:list-item>
        <text:list-item>
          <text:p text:style-name="P9">CSV export in C#: <text:a xlink:type="simple" xlink:href="https://docs.microsoft.com/en-us/dotnet/standard/io/how-to-write-text-to-a-file" office:target-frame-name="_new" xlink:show="replace" text:style-name="Internet_20_link" text:visited-style-name="Visited_20_Internet_20_Link">https://docs.microsoft.com/en-us/dotnet/standard/io/how-to-write-text-to-a-file</text:a></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3-03-02T10:33:35.84</meta:creation-date>
    <dc:date>2023-03-02T10:45:42.81</dc:date>
    <meta:editing-duration>PT11M26S</meta:editing-duration>
    <meta:editing-cycles>3</meta:editing-cycles>
    <meta:generator>OpenOffice/4.1.12$Win32 OpenOffice.org_project/4112m1$Build-9809</meta:generator>
    <meta:document-statistic meta:table-count="0" meta:image-count="0" meta:object-count="0" meta:page-count="2" meta:paragraph-count="36" meta:word-count="386" meta:character-count="2697"/>
  </office:meta>
</office:document-meta>
</file>